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none" fo:font-weight="normal" style:font-size-asian="20pt" style:font-weight-asian="normal" style:font-size-complex="2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didor de Eficiencia</text:p>
      <text:p text:style-name="P1"/>
      <text:p text:style-name="P2">Introducció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9T22:21:13.10</meta:creation-date>
    <meta:generator>OpenOffice.org/3.0$Win32 OpenOffice.org_project/300m15$Build-9379</meta:generator>
    <meta:document-statistic meta:table-count="0" meta:image-count="0" meta:object-count="0" meta:page-count="1" meta:paragraph-count="2" meta:word-count="4" meta:character-count="33"/>
    <dc:date>2009-09-29T22:22:25.09</dc:date>
    <meta:editing-duration>PT00H01M19S</meta:editing-duration>
    <meta:editing-cycles>1</meta:editing-cycles>
  </office:meta>
</office:document-meta>
</file>